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Link" style:data-style-name="N0">
      <style:text-properties fo:color="#467886" style:text-underline-style="solid" style:text-underline-type="single"/>
    </style:style>
    <style:style style:name="ce5" style:family="table-cell" style:parent-style-name="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6.32603773584906cm"/>
    </style:style>
    <style:style style:name="co2" style:family="table-column">
      <style:table-column-properties fo:break-before="auto" style:column-width="2.10867924528302cm"/>
    </style:style>
    <style:style style:name="co3" style:family="table-column">
      <style:table-column-properties fo:break-before="auto" style:column-width="22.7641509433962cm"/>
    </style:style>
    <style:style style:name="ro1" style:family="table-row">
      <style:table-row-properties style:row-height="23.8pt" style:use-optimal-row-height="true" fo:break-before="auto"/>
    </style:style>
    <style:style style:name="ro2" style:family="table-row">
      <style:table-row-properties style:row-height="14.3pt" style:use-optimal-row-height="true" fo:break-before="auto"/>
    </style:style>
    <style:style style:name="ro3" style:family="table-row">
      <style:table-row-properties style:row-height="14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WEBSIT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PS63000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ti.com/lit/ds/symlink/tps63000.pdf?ts=1725800412426&amp;ref_url=https%253A%252F%252Fwww.mouser.cn%252F">https://www.ti.com/lit/ds/symlink/tps63000.pdf?ts=1725800412426&amp;ref_url=https%253A%252F%252Fwww.mouser.cn%252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2102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silabs.com/documents/public/data-sheets/CP2102-9.pdf">https://www.silabs.com/documents/public/data-sheets/CP2102-9.pd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SP32-C3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4">
            <text:p><text:a xlink:href="https://www.espressif.com/sites/default/files/documentation/esp32-c3-wroom-02_datasheet_en.pdf">https://www.espressif.com/sites/default/files/documentation/esp32-c3-wroom-02_datasheet_en.pdf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CP73811</text:p>
          </table:table-cell>
          <table:table-cell office:value-type="date" office:date-value="2024-09-09T00:00:00" table:style-name="ce3">
            <text:p>09.09.2024</text:p>
          </table:table-cell>
          <table:table-cell office:value-type="string" table:style-name="ce1">
            <text:p>https://ww1.microchip.com/downloads/en/DeviceDoc/22036b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romwandler PA2165</text:p>
          </table:table-cell>
          <table:table-cell office:value-type="date" office:date-value="2024-10-29T00:00:00" table:style-name="ce3">
            <text:p>29.10.2024</text:p>
          </table:table-cell>
          <table:table-cell office:value-type="string" table:style-name="ce1">
            <text:p>https://www.mouser.de/datasheet/2/447/SPM2007_58-2902964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ürth Coil<text:s/></text:p>
          </table:table-cell>
          <table:table-cell office:value-type="date" office:date-value="2024-11-06T00:00:00" table:style-name="ce3">
            <text:p>06.11.2024</text:p>
          </table:table-cell>
          <table:table-cell office:value-type="string" table:style-name="ce1">
            <text:p>https://www.we-online.com/components/products/datasheet/74438357022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LV61070A Boost Converter</text:p>
          </table:table-cell>
          <table:table-cell office:value-type="date" office:date-value="2024-11-06T00:00:00" table:style-name="ce3">
            <text:p>06.11.2024</text:p>
          </table:table-cell>
          <table:table-cell office:value-type="string" table:style-name="ce5">
            <text:p><text:a xlink:href="https://www.ti.com/lit/ds/symlink/tlv61070a.pdf?ts=1730839090595&amp;ref_url=https%253A%252F%252Fwww.ti.com%252Fproduct%252FTLV61070A">https://www.ti.com/lit/ds/symlink/tlv61070a.pdf?ts=1730839090595&amp;ref_url=https%253A%252F%252Fwww.ti.com%252Fproduct%252FTLV61070A</text:a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CS712 Current sensor hall effect</text:p>
          </table:table-cell>
          <table:table-cell office:value-type="date" office:date-value="2024-11-06T00:00:00" table:style-name="ce3">
            <text:p>06.11.2024</text:p>
          </table:table-cell>
          <table:table-cell office:value-type="string" table:style-name="ce1">
            <text:p>https://www.mouser.at/datasheet/2/1115/ACS712_Datasheet-3178682.p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M2575</text:p>
          </table:table-cell>
          <table:table-cell office:value-type="date" office:date-value="2024-11-20T00:00:00" table:style-name="ce3">
            <text:p>20.11.2024</text:p>
          </table:table-cell>
          <table:table-cell office:value-type="string" table:style-name="ce1">
            <text:p>https://www.ti.com/lit/ds/symlink/lm2575.pdf?ts=1732093174469&amp;ref_url=https%253A%252F%252Fwww.ti.com%252Fproduct%252Fde-de%252FLM257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S2812B</text:p>
          </table:table-cell>
          <table:table-cell office:value-type="date" office:date-value="2025-03-27T00:00:00" table:style-name="ce3">
            <text:p>27.03.2025</text:p>
          </table:table-cell>
          <table:table-cell office:value-type="string" table:style-name="ce1">
            <text:p>https://cdn-shop.adafruit.com/datasheets/WS2812B.pdf</text:p>
          </table:table-cell>
          <table:table-cell table:number-columns-repeated="1638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richard.krammer</meta:initial-creator>
    <dc:creator>richard.krammer</dc:creator>
    <meta:creation-date>2024-09-09T06:07:10Z</meta:creation-date>
    <dc:date>2025-03-27T20:46:56Z</dc:date>
    <meta:editing-duration>PT0S</meta:editing-duration>
  </office:meta>
</office:document-meta>
</file>